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f38a8" officeooo:paragraph-rsid="000f38a8"/>
    </style:style>
    <style:style style:name="P2" style:family="paragraph" style:parent-style-name="Standard">
      <style:text-properties style:font-name="FreeMono" officeooo:rsid="00117103" officeooo:paragraph-rsid="00117103"/>
    </style:style>
    <style:style style:name="P3" style:family="paragraph" style:parent-style-name="Standard">
      <style:text-properties style:font-name="FreeMono" officeooo:rsid="0011cddf" officeooo:paragraph-rsid="0011cddf"/>
    </style:style>
    <style:style style:name="P4" style:family="paragraph" style:parent-style-name="Standard">
      <style:text-properties style:font-name="FreeMono" officeooo:rsid="00143898" officeooo:paragraph-rsid="00143898"/>
    </style:style>
    <style:style style:name="P5" style:family="paragraph" style:parent-style-name="Standard">
      <style:text-properties style:font-name="FreeMono" officeooo:rsid="00162f61" officeooo:paragraph-rsid="00162f61"/>
    </style:style>
    <style:style style:name="P6" style:family="paragraph" style:parent-style-name="Standard">
      <style:text-properties style:font-name="FreeMono" officeooo:rsid="0017719b" officeooo:paragraph-rsid="0017719b"/>
    </style:style>
    <style:style style:name="T1" style:family="text">
      <style:text-properties officeooo:rsid="0011cddf"/>
    </style:style>
    <style:style style:name="T2" style:family="text">
      <style:text-properties officeooo:rsid="00143898"/>
    </style:style>
    <style:style style:name="T3" style:family="text">
      <style:text-properties officeooo:rsid="00162f61"/>
    </style:style>
    <style:style style:name="T4" style:family="text">
      <style:text-properties style:text-position="super 58%"/>
    </style:style>
    <style:style style:name="T5" style:family="text">
      <style:text-properties officeooo:rsid="001771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13</text:p>
      <text:p text:style-name="P1">GS200</text:p>
      <text:p text:style-name="P1"/>
      <text:p text:style-name="P2">1a.<text:tab/><text:span text:style-name="T1">I think it's interesting how this chapter was able to juxtapose global environmental decline claims against the ban on CFCs. I think that if robust measurements of the loss of ozone in the atmosphere, and a the link between it and a source can bring pivotal changes worldwide to correct the situation, then perhaps other areas are waiting for similar correlations to be made.</text:span></text:p>
      <text:p text:style-name="P2"/>
      <text:p text:style-name="P3">1b.<text:tab/><text:span text:style-name="T2">It was interesting to read about how some nations are handling approaching changes by rezoning for flood plains and creating seawalls. I think that this planning is prudent, and that communities which area already thinking about climate change will be able to make better environmental decisions.</text:span></text:p>
      <text:p text:style-name="P3"/>
      <text:p text:style-name="P4">1c.<text:tab/><text:span text:style-name="T3">I hadn't heard about the Atlantic forest before, and it's really shocking that a region so large can be leveled.</text:span></text:p>
      <text:p text:style-name="P4"/>
      <text:p text:style-name="P5">2a.<text:tab/>Just yesterday (Oct 31<text:span text:style-name="T4">st</text:span>) there was another pipeline incident in Alabama, this time the breach was followed by an explosion (or caused by the explosion). Setting aside the injuries and loss of life, as that's another issue, how do I measure the comparative environmental impact? Is it better or worse than leveling a few acres of forest? If a corporation in a developed nation cannot reliably be held to some standard of conservation, how do I expect that from the logging companies abroad?</text:p>
      <text:p text:style-name="P5"/>
      <text:p text:style-name="P5">2b.<text:tab/><text:span text:style-name="T5">I think the stance of governments, people, and companies on climate change is going to shift a lot in the next few decades. Right now there's a lot of debate online about vaccines, because a resurgence of parents don't want to vaccinate their children. I view the discussion as one fueled by a lack of visibility. Looking at a picture of someone with a preventable disease, and knowing someone in your community with it are two very different situations; as vaccines make a disease uncommon, more people develop relaxed views of the benefits of this treatment, and doubts are able to overshadow them. Likewise seeing climate change is difficult. I don't remember any years with consistent snowfall in Alabama, but historically that was the case only a few decades ago. Because I haven't experienced the change, I have a difficult time understanding it.</text:span></text:p>
      <text:p text:style-name="P5"/>
      <text:p text:style-name="P6">3.<text:tab/>I'd like to know more about the NGOs or international organizations that focus on climate change, and how they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1:32:45.118325247</meta:creation-date>
    <dc:date>2016-11-01T12:05:55.204981172</dc:date>
    <meta:editing-duration>PT33M8S</meta:editing-duration>
    <meta:editing-cycles>7</meta:editing-cycles>
    <meta:generator>LibreOffice/5.2.2.2.0$Linux_X86_64 LibreOffice_project/20m0$Build-2</meta:generator>
    <meta:document-statistic meta:table-count="0" meta:image-count="0" meta:object-count="0" meta:page-count="1" meta:paragraph-count="9" meta:word-count="387" meta:character-count="2299" meta:non-whitespace-character-count="1921"/>
  </office:meta>
</office:document-meta>
</file>